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50.3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17">
            <text:p>Oktober</text:p>
          </table:table-cell>
          <table:table-cell table:style-name="ce2" office:value-type="date" office:date-value="2019-10-15" calcext:value-type="date">
            <text:p>15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16" calcext:value-type="date">
            <text:p>16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17" calcext:value-type="date">
            <text:p>17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18" calcext:value-type="date">
            <text:p>18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19" calcext:value-type="date">
            <text:p>19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0" calcext:value-type="date">
            <text:p>20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1" calcext:value-type="date">
            <text:p>21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2" calcext:value-type="date">
            <text:p>22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3" calcext:value-type="date">
            <text:p>23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4" calcext:value-type="date">
            <text:p>24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5" calcext:value-type="date">
            <text:p>25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6" calcext:value-type="date">
            <text:p>26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7" calcext:value-type="date">
            <text:p>27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8" calcext:value-type="date">
            <text:p>28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29" calcext:value-type="date">
            <text:p>29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30" calcext:value-type="date">
            <text:p>30.10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0-31" calcext:value-type="date">
            <text:p>31.10.19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0">
            <text:p>November</text:p>
          </table:table-cell>
          <table:table-cell table:style-name="ce2" office:value-type="date" office:date-value="2019-11-01" calcext:value-type="date">
            <text:p>01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2" calcext:value-type="date">
            <text:p>02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3" calcext:value-type="date">
            <text:p>03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4" calcext:value-type="date">
            <text:p>04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5" calcext:value-type="date">
            <text:p>05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6" calcext:value-type="date">
            <text:p>06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7" calcext:value-type="date">
            <text:p>07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8" calcext:value-type="date">
            <text:p>08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09" calcext:value-type="date">
            <text:p>09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0" calcext:value-type="date">
            <text:p>10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1" calcext:value-type="date">
            <text:p>11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2" calcext:value-type="date">
            <text:p>12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3" calcext:value-type="date">
            <text:p>13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4" calcext:value-type="date">
            <text:p>14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5" calcext:value-type="date">
            <text:p>15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6" calcext:value-type="date">
            <text:p>16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7" calcext:value-type="date">
            <text:p>17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8" calcext:value-type="date">
            <text:p>18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19" calcext:value-type="date">
            <text:p>19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0" calcext:value-type="date">
            <text:p>20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1" calcext:value-type="date">
            <text:p>21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2" calcext:value-type="date">
            <text:p>22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3" calcext:value-type="date">
            <text:p>23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4" calcext:value-type="date">
            <text:p>24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5" calcext:value-type="date">
            <text:p>25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6" calcext:value-type="date">
            <text:p>26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7" calcext:value-type="date">
            <text:p>27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8" calcext:value-type="date">
            <text:p>28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29" calcext:value-type="date">
            <text:p>29.11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1-30" calcext:value-type="date">
            <text:p>30.11.19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1">
            <text:p>Dezember</text:p>
          </table:table-cell>
          <table:table-cell table:style-name="ce2" office:value-type="date" office:date-value="2019-12-01" calcext:value-type="date">
            <text:p>01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2" calcext:value-type="date">
            <text:p>02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3" calcext:value-type="date">
            <text:p>03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4" calcext:value-type="date">
            <text:p>04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5" calcext:value-type="date">
            <text:p>05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6" calcext:value-type="date">
            <text:p>06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7" calcext:value-type="date">
            <text:p>07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8" calcext:value-type="date">
            <text:p>08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09" calcext:value-type="date">
            <text:p>09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0" calcext:value-type="date">
            <text:p>10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1" calcext:value-type="date">
            <text:p>11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2" calcext:value-type="date">
            <text:p>12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3" calcext:value-type="date">
            <text:p>13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4" calcext:value-type="date">
            <text:p>14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5" calcext:value-type="date">
            <text:p>15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6" calcext:value-type="date">
            <text:p>16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7" calcext:value-type="date">
            <text:p>17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8" calcext:value-type="date">
            <text:p>18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19" calcext:value-type="date">
            <text:p>19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0" calcext:value-type="date">
            <text:p>20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1" calcext:value-type="date">
            <text:p>21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2" calcext:value-type="date">
            <text:p>22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3" calcext:value-type="date">
            <text:p>23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4" calcext:value-type="date">
            <text:p>24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5" calcext:value-type="date">
            <text:p>25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6" calcext:value-type="date">
            <text:p>26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7" calcext:value-type="date">
            <text:p>27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8" calcext:value-type="date">
            <text:p>28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29" calcext:value-type="date">
            <text:p>29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30" calcext:value-type="date">
            <text:p>30.12.19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19-12-31" calcext:value-type="date">
            <text:p>31.12.19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1">
            <text:p>Januar</text:p>
          </table:table-cell>
          <table:table-cell table:style-name="ce2" office:value-type="date" office:date-value="2020-01-01" calcext:value-type="date">
            <text:p>01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2" calcext:value-type="date">
            <text:p>02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3" calcext:value-type="date">
            <text:p>03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4" calcext:value-type="date">
            <text:p>04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5" calcext:value-type="date">
            <text:p>05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6" calcext:value-type="date">
            <text:p>06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7" calcext:value-type="date">
            <text:p>07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8" calcext:value-type="date">
            <text:p>08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09" calcext:value-type="date">
            <text:p>09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0" calcext:value-type="date">
            <text:p>10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1" calcext:value-type="date">
            <text:p>11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2" calcext:value-type="date">
            <text:p>12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3" calcext:value-type="date">
            <text:p>13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4" calcext:value-type="date">
            <text:p>14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5" calcext:value-type="date">
            <text:p>15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6" calcext:value-type="date">
            <text:p>16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7" calcext:value-type="date">
            <text:p>17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8" calcext:value-type="date">
            <text:p>18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19" calcext:value-type="date">
            <text:p>19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0" calcext:value-type="date">
            <text:p>20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1" calcext:value-type="date">
            <text:p>21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2" calcext:value-type="date">
            <text:p>22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3" calcext:value-type="date">
            <text:p>23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4" calcext:value-type="date">
            <text:p>24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5" calcext:value-type="date">
            <text:p>25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6" calcext:value-type="date">
            <text:p>26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7" calcext:value-type="date">
            <text:p>27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8" calcext:value-type="date">
            <text:p>28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29" calcext:value-type="date">
            <text:p>29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30" calcext:value-type="date">
            <text:p>30.01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1-31" calcext:value-type="date">
            <text:p>31.01.20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29">
            <text:p>Februar</text:p>
          </table:table-cell>
          <table:table-cell table:style-name="ce2" office:value-type="date" office:date-value="2020-02-01" calcext:value-type="date">
            <text:p>01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2" calcext:value-type="date">
            <text:p>02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3" calcext:value-type="date">
            <text:p>03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4" calcext:value-type="date">
            <text:p>04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5" calcext:value-type="date">
            <text:p>05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6" calcext:value-type="date">
            <text:p>06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7" calcext:value-type="date">
            <text:p>07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8" calcext:value-type="date">
            <text:p>08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09" calcext:value-type="date">
            <text:p>09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0" calcext:value-type="date">
            <text:p>10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1" calcext:value-type="date">
            <text:p>11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2" calcext:value-type="date">
            <text:p>12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3" calcext:value-type="date">
            <text:p>13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4" calcext:value-type="date">
            <text:p>14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5" calcext:value-type="date">
            <text:p>15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6" calcext:value-type="date">
            <text:p>16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7" calcext:value-type="date">
            <text:p>17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8" calcext:value-type="date">
            <text:p>18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19" calcext:value-type="date">
            <text:p>19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0" calcext:value-type="date">
            <text:p>20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1" calcext:value-type="date">
            <text:p>21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2" calcext:value-type="date">
            <text:p>22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3" calcext:value-type="date">
            <text:p>23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4" calcext:value-type="date">
            <text:p>24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5" calcext:value-type="date">
            <text:p>25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6" calcext:value-type="date">
            <text:p>26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7" calcext:value-type="date">
            <text:p>27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8" calcext:value-type="date">
            <text:p>28.02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2-29" calcext:value-type="date">
            <text:p>29.02.20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1">
            <text:p>März</text:p>
          </table:table-cell>
          <table:table-cell table:style-name="ce2" office:value-type="date" office:date-value="2020-03-01" calcext:value-type="date">
            <text:p>01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2" calcext:value-type="date">
            <text:p>02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3" calcext:value-type="date">
            <text:p>03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4" calcext:value-type="date">
            <text:p>04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5" calcext:value-type="date">
            <text:p>05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6" calcext:value-type="date">
            <text:p>06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7" calcext:value-type="date">
            <text:p>07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8" calcext:value-type="date">
            <text:p>08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09" calcext:value-type="date">
            <text:p>09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0" calcext:value-type="date">
            <text:p>10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1" calcext:value-type="date">
            <text:p>11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2" calcext:value-type="date">
            <text:p>12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3" calcext:value-type="date">
            <text:p>13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4" calcext:value-type="date">
            <text:p>14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5" calcext:value-type="date">
            <text:p>15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6" calcext:value-type="date">
            <text:p>16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7" calcext:value-type="date">
            <text:p>17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8" calcext:value-type="date">
            <text:p>18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19" calcext:value-type="date">
            <text:p>19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0" calcext:value-type="date">
            <text:p>20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1" calcext:value-type="date">
            <text:p>21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2" calcext:value-type="date">
            <text:p>22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3" calcext:value-type="date">
            <text:p>23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4" calcext:value-type="date">
            <text:p>24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5" calcext:value-type="date">
            <text:p>25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6" calcext:value-type="date">
            <text:p>26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7" calcext:value-type="date">
            <text:p>27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8" calcext:value-type="date">
            <text:p>28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29" calcext:value-type="date">
            <text:p>29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30" calcext:value-type="date">
            <text:p>30.03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3-31" calcext:value-type="date">
            <text:p>31.03.20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15">
            <text:p>April</text:p>
          </table:table-cell>
          <table:table-cell table:style-name="ce2" office:value-type="date" office:date-value="2020-04-01" calcext:value-type="date">
            <text:p>01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2" calcext:value-type="date">
            <text:p>02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3" calcext:value-type="date">
            <text:p>03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4" calcext:value-type="date">
            <text:p>04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5" calcext:value-type="date">
            <text:p>05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6" calcext:value-type="date">
            <text:p>06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7" calcext:value-type="date">
            <text:p>07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8" calcext:value-type="date">
            <text:p>08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09" calcext:value-type="date">
            <text:p>09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0" calcext:value-type="date">
            <text:p>10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1" calcext:value-type="date">
            <text:p>11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2" calcext:value-type="date">
            <text:p>12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3" calcext:value-type="date">
            <text:p>13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4" calcext:value-type="date">
            <text:p>14.04.20</text:p>
          </table:table-cell>
          <table:table-cell table:number-columns-repeated="1022"/>
        </table:table-row>
        <table:table-row table:style-name="ro1">
          <table:covered-table-cell/>
          <table:table-cell table:style-name="ce2" office:value-type="date" office:date-value="2020-04-15" calcext:value-type="date">
            <text:p>15.04.20</text:p>
          </table:table-cell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2" table:default-cell-style-name="ce1"/>
        <table:table-column table:style-name="co3" table:default-cell-style-name="Default"/>
        <table:table-column table:style-name="co2" table:number-columns-repeated="1022" table:default-cell-style-name="ce1"/>
        <table:table-row table:style-name="ro2">
          <table:table-cell office:value-type="string" calcext:value-type="string" table:number-columns-spanned="2" table:number-rows-spanned="1">
            <text:p>Monat</text:p>
          </table:table-cell>
          <table:covered-table-cell/>
          <table:table-cell table:style-name="ce2" office:value-type="string" calcext:value-type="string" table:number-columns-spanned="17" table:number-rows-spanned="1">
            <text:p>Oktober</text:p>
          </table:table-cell>
          <table:covered-table-cell table:number-columns-repeated="16" table:style-name="ce2"/>
          <table:table-cell table:style-name="ce2" office:value-type="string" calcext:value-type="string" table:number-columns-spanned="30" table:number-rows-spanned="1">
            <text:p>November</text:p>
          </table:table-cell>
          <table:covered-table-cell table:number-columns-repeated="29" table:style-name="ce2"/>
          <table:table-cell table:style-name="ce2" office:value-type="string" calcext:value-type="string" table:number-columns-spanned="31" table:number-rows-spanned="1">
            <text:p>Dezember</text:p>
          </table:table-cell>
          <table:covered-table-cell table:number-columns-repeated="30" table:style-name="ce2"/>
          <table:table-cell table:style-name="ce2" office:value-type="string" calcext:value-type="string" table:number-columns-spanned="31" table:number-rows-spanned="1">
            <text:p>Januar</text:p>
          </table:table-cell>
          <table:covered-table-cell table:number-columns-repeated="30" table:style-name="ce2"/>
          <table:table-cell table:style-name="ce2" office:value-type="string" calcext:value-type="string" table:number-columns-spanned="29" table:number-rows-spanned="1">
            <text:p>Februar</text:p>
          </table:table-cell>
          <table:covered-table-cell table:number-columns-repeated="28" table:style-name="ce2"/>
          <table:table-cell table:style-name="ce2" office:value-type="string" calcext:value-type="string" table:number-columns-spanned="31" table:number-rows-spanned="1">
            <text:p>März</text:p>
          </table:table-cell>
          <table:covered-table-cell table:number-columns-repeated="30" table:style-name="ce2"/>
          <table:table-cell table:style-name="ce2" office:value-type="string" calcext:value-type="string" table:number-columns-spanned="15" table:number-rows-spanned="1">
            <text:p>April</text:p>
          </table:table-cell>
          <table:covered-table-cell table:number-columns-repeated="14" table:style-name="ce2"/>
          <table:table-cell table:number-columns-repeated="838"/>
        </table:table-row>
        <table:table-row table:style-name="ro2">
          <table:table-cell office:value-type="string" calcext:value-type="string" table:number-columns-spanned="2" table:number-rows-spanned="1">
            <text:p>Tag</text:p>
          </table:table-cell>
          <table:covered-table-cell/>
          <table:table-cell table:style-name="ce2" office:value-type="date" office:date-value="2019-10-15" calcext:value-type="date">
            <text:p>15.10.19</text:p>
          </table:table-cell>
          <table:table-cell table:style-name="ce2" office:value-type="date" office:date-value="2019-10-16" calcext:value-type="date">
            <text:p>16.10.19</text:p>
          </table:table-cell>
          <table:table-cell table:style-name="ce2" office:value-type="date" office:date-value="2019-10-17" calcext:value-type="date">
            <text:p>17.10.19</text:p>
          </table:table-cell>
          <table:table-cell table:style-name="ce2" office:value-type="date" office:date-value="2019-10-18" calcext:value-type="date">
            <text:p>18.10.19</text:p>
          </table:table-cell>
          <table:table-cell table:style-name="ce2" office:value-type="date" office:date-value="2019-10-19" calcext:value-type="date">
            <text:p>19.10.19</text:p>
          </table:table-cell>
          <table:table-cell table:style-name="ce2" office:value-type="date" office:date-value="2019-10-20" calcext:value-type="date">
            <text:p>20.10.19</text:p>
          </table:table-cell>
          <table:table-cell table:style-name="ce2" office:value-type="date" office:date-value="2019-10-21" calcext:value-type="date">
            <text:p>21.10.19</text:p>
          </table:table-cell>
          <table:table-cell table:style-name="ce2" office:value-type="date" office:date-value="2019-10-22" calcext:value-type="date">
            <text:p>22.10.19</text:p>
          </table:table-cell>
          <table:table-cell table:style-name="ce2" office:value-type="date" office:date-value="2019-10-23" calcext:value-type="date">
            <text:p>23.10.19</text:p>
          </table:table-cell>
          <table:table-cell table:style-name="ce2" office:value-type="date" office:date-value="2019-10-24" calcext:value-type="date">
            <text:p>24.10.19</text:p>
          </table:table-cell>
          <table:table-cell table:style-name="ce2" office:value-type="date" office:date-value="2019-10-25" calcext:value-type="date">
            <text:p>25.10.19</text:p>
          </table:table-cell>
          <table:table-cell table:style-name="ce2" office:value-type="date" office:date-value="2019-10-26" calcext:value-type="date">
            <text:p>26.10.19</text:p>
          </table:table-cell>
          <table:table-cell table:style-name="ce2" office:value-type="date" office:date-value="2019-10-27" calcext:value-type="date">
            <text:p>27.10.19</text:p>
          </table:table-cell>
          <table:table-cell table:style-name="ce2" office:value-type="date" office:date-value="2019-10-28" calcext:value-type="date">
            <text:p>28.10.19</text:p>
          </table:table-cell>
          <table:table-cell table:style-name="ce2" office:value-type="date" office:date-value="2019-10-29" calcext:value-type="date">
            <text:p>29.10.19</text:p>
          </table:table-cell>
          <table:table-cell table:style-name="ce2" office:value-type="date" office:date-value="2019-10-30" calcext:value-type="date">
            <text:p>30.10.19</text:p>
          </table:table-cell>
          <table:table-cell table:style-name="ce2" office:value-type="date" office:date-value="2019-10-31" calcext:value-type="date">
            <text:p>31.10.19</text:p>
          </table:table-cell>
          <table:table-cell table:style-name="ce2" office:value-type="date" office:date-value="2019-11-01" calcext:value-type="date">
            <text:p>01.11.19</text:p>
          </table:table-cell>
          <table:table-cell table:style-name="ce2" office:value-type="date" office:date-value="2019-11-02" calcext:value-type="date">
            <text:p>02.11.19</text:p>
          </table:table-cell>
          <table:table-cell table:style-name="ce2" office:value-type="date" office:date-value="2019-11-03" calcext:value-type="date">
            <text:p>03.11.19</text:p>
          </table:table-cell>
          <table:table-cell table:style-name="ce2" office:value-type="date" office:date-value="2019-11-04" calcext:value-type="date">
            <text:p>04.11.19</text:p>
          </table:table-cell>
          <table:table-cell table:style-name="ce2" office:value-type="date" office:date-value="2019-11-05" calcext:value-type="date">
            <text:p>05.11.19</text:p>
          </table:table-cell>
          <table:table-cell table:style-name="ce2" office:value-type="date" office:date-value="2019-11-06" calcext:value-type="date">
            <text:p>06.11.19</text:p>
          </table:table-cell>
          <table:table-cell table:style-name="ce2" office:value-type="date" office:date-value="2019-11-07" calcext:value-type="date">
            <text:p>07.11.19</text:p>
          </table:table-cell>
          <table:table-cell table:style-name="ce2" office:value-type="date" office:date-value="2019-11-08" calcext:value-type="date">
            <text:p>08.11.19</text:p>
          </table:table-cell>
          <table:table-cell table:style-name="ce2" office:value-type="date" office:date-value="2019-11-09" calcext:value-type="date">
            <text:p>09.11.19</text:p>
          </table:table-cell>
          <table:table-cell table:style-name="ce2" office:value-type="date" office:date-value="2019-11-10" calcext:value-type="date">
            <text:p>10.11.19</text:p>
          </table:table-cell>
          <table:table-cell table:style-name="ce2" office:value-type="date" office:date-value="2019-11-11" calcext:value-type="date">
            <text:p>11.11.19</text:p>
          </table:table-cell>
          <table:table-cell table:style-name="ce2" office:value-type="date" office:date-value="2019-11-12" calcext:value-type="date">
            <text:p>12.11.19</text:p>
          </table:table-cell>
          <table:table-cell table:style-name="ce2" office:value-type="date" office:date-value="2019-11-13" calcext:value-type="date">
            <text:p>13.11.19</text:p>
          </table:table-cell>
          <table:table-cell table:style-name="ce2" office:value-type="date" office:date-value="2019-11-14" calcext:value-type="date">
            <text:p>14.11.19</text:p>
          </table:table-cell>
          <table:table-cell table:style-name="ce2" office:value-type="date" office:date-value="2019-11-15" calcext:value-type="date">
            <text:p>15.11.19</text:p>
          </table:table-cell>
          <table:table-cell table:style-name="ce2" office:value-type="date" office:date-value="2019-11-16" calcext:value-type="date">
            <text:p>16.11.19</text:p>
          </table:table-cell>
          <table:table-cell table:style-name="ce2" office:value-type="date" office:date-value="2019-11-17" calcext:value-type="date">
            <text:p>17.11.19</text:p>
          </table:table-cell>
          <table:table-cell table:style-name="ce2" office:value-type="date" office:date-value="2019-11-18" calcext:value-type="date">
            <text:p>18.11.19</text:p>
          </table:table-cell>
          <table:table-cell table:style-name="ce2" office:value-type="date" office:date-value="2019-11-19" calcext:value-type="date">
            <text:p>19.11.19</text:p>
          </table:table-cell>
          <table:table-cell table:style-name="ce2" office:value-type="date" office:date-value="2019-11-20" calcext:value-type="date">
            <text:p>20.11.19</text:p>
          </table:table-cell>
          <table:table-cell table:style-name="ce2" office:value-type="date" office:date-value="2019-11-21" calcext:value-type="date">
            <text:p>21.11.19</text:p>
          </table:table-cell>
          <table:table-cell table:style-name="ce2" office:value-type="date" office:date-value="2019-11-22" calcext:value-type="date">
            <text:p>22.11.19</text:p>
          </table:table-cell>
          <table:table-cell table:style-name="ce2" office:value-type="date" office:date-value="2019-11-23" calcext:value-type="date">
            <text:p>23.11.19</text:p>
          </table:table-cell>
          <table:table-cell table:style-name="ce2" office:value-type="date" office:date-value="2019-11-24" calcext:value-type="date">
            <text:p>24.11.19</text:p>
          </table:table-cell>
          <table:table-cell table:style-name="ce2" office:value-type="date" office:date-value="2019-11-25" calcext:value-type="date">
            <text:p>25.11.19</text:p>
          </table:table-cell>
          <table:table-cell table:style-name="ce2" office:value-type="date" office:date-value="2019-11-26" calcext:value-type="date">
            <text:p>26.11.19</text:p>
          </table:table-cell>
          <table:table-cell table:style-name="ce2" office:value-type="date" office:date-value="2019-11-27" calcext:value-type="date">
            <text:p>27.11.19</text:p>
          </table:table-cell>
          <table:table-cell table:style-name="ce2" office:value-type="date" office:date-value="2019-11-28" calcext:value-type="date">
            <text:p>28.11.19</text:p>
          </table:table-cell>
          <table:table-cell table:style-name="ce2" office:value-type="date" office:date-value="2019-11-29" calcext:value-type="date">
            <text:p>29.11.19</text:p>
          </table:table-cell>
          <table:table-cell table:style-name="ce2" office:value-type="date" office:date-value="2019-11-30" calcext:value-type="date">
            <text:p>30.11.19</text:p>
          </table:table-cell>
          <table:table-cell table:style-name="ce2" office:value-type="date" office:date-value="2019-12-01" calcext:value-type="date">
            <text:p>01.12.19</text:p>
          </table:table-cell>
          <table:table-cell table:style-name="ce2" office:value-type="date" office:date-value="2019-12-02" calcext:value-type="date">
            <text:p>02.12.19</text:p>
          </table:table-cell>
          <table:table-cell table:style-name="ce2" office:value-type="date" office:date-value="2019-12-03" calcext:value-type="date">
            <text:p>03.12.19</text:p>
          </table:table-cell>
          <table:table-cell table:style-name="ce2" office:value-type="date" office:date-value="2019-12-04" calcext:value-type="date">
            <text:p>04.12.19</text:p>
          </table:table-cell>
          <table:table-cell table:style-name="ce2" office:value-type="date" office:date-value="2019-12-05" calcext:value-type="date">
            <text:p>05.12.19</text:p>
          </table:table-cell>
          <table:table-cell table:style-name="ce2" office:value-type="date" office:date-value="2019-12-06" calcext:value-type="date">
            <text:p>06.12.19</text:p>
          </table:table-cell>
          <table:table-cell table:style-name="ce2" office:value-type="date" office:date-value="2019-12-07" calcext:value-type="date">
            <text:p>07.12.19</text:p>
          </table:table-cell>
          <table:table-cell table:style-name="ce2" office:value-type="date" office:date-value="2019-12-08" calcext:value-type="date">
            <text:p>08.12.19</text:p>
          </table:table-cell>
          <table:table-cell table:style-name="ce2" office:value-type="date" office:date-value="2019-12-09" calcext:value-type="date">
            <text:p>09.12.19</text:p>
          </table:table-cell>
          <table:table-cell table:style-name="ce2" office:value-type="date" office:date-value="2019-12-10" calcext:value-type="date">
            <text:p>10.12.19</text:p>
          </table:table-cell>
          <table:table-cell table:style-name="ce2" office:value-type="date" office:date-value="2019-12-11" calcext:value-type="date">
            <text:p>11.12.19</text:p>
          </table:table-cell>
          <table:table-cell table:style-name="ce2" office:value-type="date" office:date-value="2019-12-12" calcext:value-type="date">
            <text:p>12.12.19</text:p>
          </table:table-cell>
          <table:table-cell table:style-name="ce2" office:value-type="date" office:date-value="2019-12-13" calcext:value-type="date">
            <text:p>13.12.19</text:p>
          </table:table-cell>
          <table:table-cell table:style-name="ce2" office:value-type="date" office:date-value="2019-12-14" calcext:value-type="date">
            <text:p>14.12.19</text:p>
          </table:table-cell>
          <table:table-cell table:style-name="ce2" office:value-type="date" office:date-value="2019-12-15" calcext:value-type="date">
            <text:p>15.12.19</text:p>
          </table:table-cell>
          <table:table-cell table:style-name="ce2" office:value-type="date" office:date-value="2019-12-16" calcext:value-type="date">
            <text:p>16.12.19</text:p>
          </table:table-cell>
          <table:table-cell table:style-name="ce2" office:value-type="date" office:date-value="2019-12-17" calcext:value-type="date">
            <text:p>17.12.19</text:p>
          </table:table-cell>
          <table:table-cell table:style-name="ce2" office:value-type="date" office:date-value="2019-12-18" calcext:value-type="date">
            <text:p>18.12.19</text:p>
          </table:table-cell>
          <table:table-cell table:style-name="ce2" office:value-type="date" office:date-value="2019-12-19" calcext:value-type="date">
            <text:p>19.12.19</text:p>
          </table:table-cell>
          <table:table-cell table:style-name="ce2" office:value-type="date" office:date-value="2019-12-20" calcext:value-type="date">
            <text:p>20.12.19</text:p>
          </table:table-cell>
          <table:table-cell table:style-name="ce2" office:value-type="date" office:date-value="2019-12-21" calcext:value-type="date">
            <text:p>21.12.19</text:p>
          </table:table-cell>
          <table:table-cell table:style-name="ce2" office:value-type="date" office:date-value="2019-12-22" calcext:value-type="date">
            <text:p>22.12.19</text:p>
          </table:table-cell>
          <table:table-cell table:style-name="ce2" office:value-type="date" office:date-value="2019-12-23" calcext:value-type="date">
            <text:p>23.12.19</text:p>
          </table:table-cell>
          <table:table-cell table:style-name="ce2" office:value-type="date" office:date-value="2019-12-24" calcext:value-type="date">
            <text:p>24.12.19</text:p>
          </table:table-cell>
          <table:table-cell table:style-name="ce2" office:value-type="date" office:date-value="2019-12-25" calcext:value-type="date">
            <text:p>25.12.19</text:p>
          </table:table-cell>
          <table:table-cell table:style-name="ce2" office:value-type="date" office:date-value="2019-12-26" calcext:value-type="date">
            <text:p>26.12.19</text:p>
          </table:table-cell>
          <table:table-cell table:style-name="ce2" office:value-type="date" office:date-value="2019-12-27" calcext:value-type="date">
            <text:p>27.12.19</text:p>
          </table:table-cell>
          <table:table-cell table:style-name="ce2" office:value-type="date" office:date-value="2019-12-28" calcext:value-type="date">
            <text:p>28.12.19</text:p>
          </table:table-cell>
          <table:table-cell table:style-name="ce2" office:value-type="date" office:date-value="2019-12-29" calcext:value-type="date">
            <text:p>29.12.19</text:p>
          </table:table-cell>
          <table:table-cell table:style-name="ce2" office:value-type="date" office:date-value="2019-12-30" calcext:value-type="date">
            <text:p>30.12.19</text:p>
          </table:table-cell>
          <table:table-cell table:style-name="ce2" office:value-type="date" office:date-value="2019-12-31" calcext:value-type="date">
            <text:p>31.12.19</text:p>
          </table:table-cell>
          <table:table-cell table:style-name="ce2" office:value-type="date" office:date-value="2020-01-01" calcext:value-type="date">
            <text:p>01.01.20</text:p>
          </table:table-cell>
          <table:table-cell table:style-name="ce2" office:value-type="date" office:date-value="2020-01-02" calcext:value-type="date">
            <text:p>02.01.20</text:p>
          </table:table-cell>
          <table:table-cell table:style-name="ce2" office:value-type="date" office:date-value="2020-01-03" calcext:value-type="date">
            <text:p>03.01.20</text:p>
          </table:table-cell>
          <table:table-cell table:style-name="ce2" office:value-type="date" office:date-value="2020-01-04" calcext:value-type="date">
            <text:p>04.01.20</text:p>
          </table:table-cell>
          <table:table-cell table:style-name="ce2" office:value-type="date" office:date-value="2020-01-05" calcext:value-type="date">
            <text:p>05.01.20</text:p>
          </table:table-cell>
          <table:table-cell table:style-name="ce2" office:value-type="date" office:date-value="2020-01-06" calcext:value-type="date">
            <text:p>06.01.20</text:p>
          </table:table-cell>
          <table:table-cell table:style-name="ce2" office:value-type="date" office:date-value="2020-01-07" calcext:value-type="date">
            <text:p>07.01.20</text:p>
          </table:table-cell>
          <table:table-cell table:style-name="ce2" office:value-type="date" office:date-value="2020-01-08" calcext:value-type="date">
            <text:p>08.01.20</text:p>
          </table:table-cell>
          <table:table-cell table:style-name="ce2" office:value-type="date" office:date-value="2020-01-09" calcext:value-type="date">
            <text:p>09.01.20</text:p>
          </table:table-cell>
          <table:table-cell table:style-name="ce2" office:value-type="date" office:date-value="2020-01-10" calcext:value-type="date">
            <text:p>10.01.20</text:p>
          </table:table-cell>
          <table:table-cell table:style-name="ce2" office:value-type="date" office:date-value="2020-01-11" calcext:value-type="date">
            <text:p>11.01.20</text:p>
          </table:table-cell>
          <table:table-cell table:style-name="ce2" office:value-type="date" office:date-value="2020-01-12" calcext:value-type="date">
            <text:p>12.01.20</text:p>
          </table:table-cell>
          <table:table-cell table:style-name="ce2" office:value-type="date" office:date-value="2020-01-13" calcext:value-type="date">
            <text:p>13.01.20</text:p>
          </table:table-cell>
          <table:table-cell table:style-name="ce2" office:value-type="date" office:date-value="2020-01-14" calcext:value-type="date">
            <text:p>14.01.20</text:p>
          </table:table-cell>
          <table:table-cell table:style-name="ce2" office:value-type="date" office:date-value="2020-01-15" calcext:value-type="date">
            <text:p>15.01.20</text:p>
          </table:table-cell>
          <table:table-cell table:style-name="ce2" office:value-type="date" office:date-value="2020-01-16" calcext:value-type="date">
            <text:p>16.01.20</text:p>
          </table:table-cell>
          <table:table-cell table:style-name="ce2" office:value-type="date" office:date-value="2020-01-17" calcext:value-type="date">
            <text:p>17.01.20</text:p>
          </table:table-cell>
          <table:table-cell table:style-name="ce2" office:value-type="date" office:date-value="2020-01-18" calcext:value-type="date">
            <text:p>18.01.20</text:p>
          </table:table-cell>
          <table:table-cell table:style-name="ce2" office:value-type="date" office:date-value="2020-01-19" calcext:value-type="date">
            <text:p>19.01.20</text:p>
          </table:table-cell>
          <table:table-cell table:style-name="ce2" office:value-type="date" office:date-value="2020-01-20" calcext:value-type="date">
            <text:p>20.01.20</text:p>
          </table:table-cell>
          <table:table-cell table:style-name="ce2" office:value-type="date" office:date-value="2020-01-21" calcext:value-type="date">
            <text:p>21.01.20</text:p>
          </table:table-cell>
          <table:table-cell table:style-name="ce2" office:value-type="date" office:date-value="2020-01-22" calcext:value-type="date">
            <text:p>22.01.20</text:p>
          </table:table-cell>
          <table:table-cell table:style-name="ce2" office:value-type="date" office:date-value="2020-01-23" calcext:value-type="date">
            <text:p>23.01.20</text:p>
          </table:table-cell>
          <table:table-cell table:style-name="ce2" office:value-type="date" office:date-value="2020-01-24" calcext:value-type="date">
            <text:p>24.01.20</text:p>
          </table:table-cell>
          <table:table-cell table:style-name="ce2" office:value-type="date" office:date-value="2020-01-25" calcext:value-type="date">
            <text:p>25.01.20</text:p>
          </table:table-cell>
          <table:table-cell table:style-name="ce2" office:value-type="date" office:date-value="2020-01-26" calcext:value-type="date">
            <text:p>26.01.20</text:p>
          </table:table-cell>
          <table:table-cell table:style-name="ce2" office:value-type="date" office:date-value="2020-01-27" calcext:value-type="date">
            <text:p>27.01.20</text:p>
          </table:table-cell>
          <table:table-cell table:style-name="ce2" office:value-type="date" office:date-value="2020-01-28" calcext:value-type="date">
            <text:p>28.01.20</text:p>
          </table:table-cell>
          <table:table-cell table:style-name="ce2" office:value-type="date" office:date-value="2020-01-29" calcext:value-type="date">
            <text:p>29.01.20</text:p>
          </table:table-cell>
          <table:table-cell table:style-name="ce2" office:value-type="date" office:date-value="2020-01-30" calcext:value-type="date">
            <text:p>30.01.20</text:p>
          </table:table-cell>
          <table:table-cell table:style-name="ce2" office:value-type="date" office:date-value="2020-01-31" calcext:value-type="date">
            <text:p>31.01.20</text:p>
          </table:table-cell>
          <table:table-cell table:style-name="ce2" office:value-type="date" office:date-value="2020-02-01" calcext:value-type="date">
            <text:p>01.02.20</text:p>
          </table:table-cell>
          <table:table-cell table:style-name="ce2" office:value-type="date" office:date-value="2020-02-02" calcext:value-type="date">
            <text:p>02.02.20</text:p>
          </table:table-cell>
          <table:table-cell table:style-name="ce2" office:value-type="date" office:date-value="2020-02-03" calcext:value-type="date">
            <text:p>03.02.20</text:p>
          </table:table-cell>
          <table:table-cell table:style-name="ce2" office:value-type="date" office:date-value="2020-02-04" calcext:value-type="date">
            <text:p>04.02.20</text:p>
          </table:table-cell>
          <table:table-cell table:style-name="ce2" office:value-type="date" office:date-value="2020-02-05" calcext:value-type="date">
            <text:p>05.02.20</text:p>
          </table:table-cell>
          <table:table-cell table:style-name="ce2" office:value-type="date" office:date-value="2020-02-06" calcext:value-type="date">
            <text:p>06.02.20</text:p>
          </table:table-cell>
          <table:table-cell table:style-name="ce2" office:value-type="date" office:date-value="2020-02-07" calcext:value-type="date">
            <text:p>07.02.20</text:p>
          </table:table-cell>
          <table:table-cell table:style-name="ce2" office:value-type="date" office:date-value="2020-02-08" calcext:value-type="date">
            <text:p>08.02.20</text:p>
          </table:table-cell>
          <table:table-cell table:style-name="ce2" office:value-type="date" office:date-value="2020-02-09" calcext:value-type="date">
            <text:p>09.02.20</text:p>
          </table:table-cell>
          <table:table-cell table:style-name="ce2" office:value-type="date" office:date-value="2020-02-10" calcext:value-type="date">
            <text:p>10.02.20</text:p>
          </table:table-cell>
          <table:table-cell table:style-name="ce2" office:value-type="date" office:date-value="2020-02-11" calcext:value-type="date">
            <text:p>11.02.20</text:p>
          </table:table-cell>
          <table:table-cell table:style-name="ce2" office:value-type="date" office:date-value="2020-02-12" calcext:value-type="date">
            <text:p>12.02.20</text:p>
          </table:table-cell>
          <table:table-cell table:style-name="ce2" office:value-type="date" office:date-value="2020-02-13" calcext:value-type="date">
            <text:p>13.02.20</text:p>
          </table:table-cell>
          <table:table-cell table:style-name="ce2" office:value-type="date" office:date-value="2020-02-14" calcext:value-type="date">
            <text:p>14.02.20</text:p>
          </table:table-cell>
          <table:table-cell table:style-name="ce2" office:value-type="date" office:date-value="2020-02-15" calcext:value-type="date">
            <text:p>15.02.20</text:p>
          </table:table-cell>
          <table:table-cell table:style-name="ce2" office:value-type="date" office:date-value="2020-02-16" calcext:value-type="date">
            <text:p>16.02.20</text:p>
          </table:table-cell>
          <table:table-cell table:style-name="ce2" office:value-type="date" office:date-value="2020-02-17" calcext:value-type="date">
            <text:p>17.02.20</text:p>
          </table:table-cell>
          <table:table-cell table:style-name="ce2" office:value-type="date" office:date-value="2020-02-18" calcext:value-type="date">
            <text:p>18.02.20</text:p>
          </table:table-cell>
          <table:table-cell table:style-name="ce2" office:value-type="date" office:date-value="2020-02-19" calcext:value-type="date">
            <text:p>19.02.20</text:p>
          </table:table-cell>
          <table:table-cell table:style-name="ce2" office:value-type="date" office:date-value="2020-02-20" calcext:value-type="date">
            <text:p>20.02.20</text:p>
          </table:table-cell>
          <table:table-cell table:style-name="ce2" office:value-type="date" office:date-value="2020-02-21" calcext:value-type="date">
            <text:p>21.02.20</text:p>
          </table:table-cell>
          <table:table-cell table:style-name="ce2" office:value-type="date" office:date-value="2020-02-22" calcext:value-type="date">
            <text:p>22.02.20</text:p>
          </table:table-cell>
          <table:table-cell table:style-name="ce2" office:value-type="date" office:date-value="2020-02-23" calcext:value-type="date">
            <text:p>23.02.20</text:p>
          </table:table-cell>
          <table:table-cell table:style-name="ce2" office:value-type="date" office:date-value="2020-02-24" calcext:value-type="date">
            <text:p>24.02.20</text:p>
          </table:table-cell>
          <table:table-cell table:style-name="ce2" office:value-type="date" office:date-value="2020-02-25" calcext:value-type="date">
            <text:p>25.02.20</text:p>
          </table:table-cell>
          <table:table-cell table:style-name="ce2" office:value-type="date" office:date-value="2020-02-26" calcext:value-type="date">
            <text:p>26.02.20</text:p>
          </table:table-cell>
          <table:table-cell table:style-name="ce2" office:value-type="date" office:date-value="2020-02-27" calcext:value-type="date">
            <text:p>27.02.20</text:p>
          </table:table-cell>
          <table:table-cell table:style-name="ce2" office:value-type="date" office:date-value="2020-02-28" calcext:value-type="date">
            <text:p>28.02.20</text:p>
          </table:table-cell>
          <table:table-cell table:style-name="ce2" office:value-type="date" office:date-value="2020-02-29" calcext:value-type="date">
            <text:p>29.02.20</text:p>
          </table:table-cell>
          <table:table-cell table:style-name="ce2" office:value-type="date" office:date-value="2020-03-01" calcext:value-type="date">
            <text:p>01.03.20</text:p>
          </table:table-cell>
          <table:table-cell table:style-name="ce2" office:value-type="date" office:date-value="2020-03-02" calcext:value-type="date">
            <text:p>02.03.20</text:p>
          </table:table-cell>
          <table:table-cell table:style-name="ce2" office:value-type="date" office:date-value="2020-03-03" calcext:value-type="date">
            <text:p>03.03.20</text:p>
          </table:table-cell>
          <table:table-cell table:style-name="ce2" office:value-type="date" office:date-value="2020-03-04" calcext:value-type="date">
            <text:p>04.03.20</text:p>
          </table:table-cell>
          <table:table-cell table:style-name="ce2" office:value-type="date" office:date-value="2020-03-05" calcext:value-type="date">
            <text:p>05.03.20</text:p>
          </table:table-cell>
          <table:table-cell table:style-name="ce2" office:value-type="date" office:date-value="2020-03-06" calcext:value-type="date">
            <text:p>06.03.20</text:p>
          </table:table-cell>
          <table:table-cell table:style-name="ce2" office:value-type="date" office:date-value="2020-03-07" calcext:value-type="date">
            <text:p>07.03.20</text:p>
          </table:table-cell>
          <table:table-cell table:style-name="ce2" office:value-type="date" office:date-value="2020-03-08" calcext:value-type="date">
            <text:p>08.03.20</text:p>
          </table:table-cell>
          <table:table-cell table:style-name="ce2" office:value-type="date" office:date-value="2020-03-09" calcext:value-type="date">
            <text:p>09.03.20</text:p>
          </table:table-cell>
          <table:table-cell table:style-name="ce2" office:value-type="date" office:date-value="2020-03-10" calcext:value-type="date">
            <text:p>10.03.20</text:p>
          </table:table-cell>
          <table:table-cell table:style-name="ce2" office:value-type="date" office:date-value="2020-03-11" calcext:value-type="date">
            <text:p>11.03.20</text:p>
          </table:table-cell>
          <table:table-cell table:style-name="ce2" office:value-type="date" office:date-value="2020-03-12" calcext:value-type="date">
            <text:p>12.03.20</text:p>
          </table:table-cell>
          <table:table-cell table:style-name="ce2" office:value-type="date" office:date-value="2020-03-13" calcext:value-type="date">
            <text:p>13.03.20</text:p>
          </table:table-cell>
          <table:table-cell table:style-name="ce2" office:value-type="date" office:date-value="2020-03-14" calcext:value-type="date">
            <text:p>14.03.20</text:p>
          </table:table-cell>
          <table:table-cell table:style-name="ce2" office:value-type="date" office:date-value="2020-03-15" calcext:value-type="date">
            <text:p>15.03.20</text:p>
          </table:table-cell>
          <table:table-cell table:style-name="ce2" office:value-type="date" office:date-value="2020-03-16" calcext:value-type="date">
            <text:p>16.03.20</text:p>
          </table:table-cell>
          <table:table-cell table:style-name="ce2" office:value-type="date" office:date-value="2020-03-17" calcext:value-type="date">
            <text:p>17.03.20</text:p>
          </table:table-cell>
          <table:table-cell table:style-name="ce2" office:value-type="date" office:date-value="2020-03-18" calcext:value-type="date">
            <text:p>18.03.20</text:p>
          </table:table-cell>
          <table:table-cell table:style-name="ce2" office:value-type="date" office:date-value="2020-03-19" calcext:value-type="date">
            <text:p>19.03.20</text:p>
          </table:table-cell>
          <table:table-cell table:style-name="ce2" office:value-type="date" office:date-value="2020-03-20" calcext:value-type="date">
            <text:p>20.03.20</text:p>
          </table:table-cell>
          <table:table-cell table:style-name="ce2" office:value-type="date" office:date-value="2020-03-21" calcext:value-type="date">
            <text:p>21.03.20</text:p>
          </table:table-cell>
          <table:table-cell table:style-name="ce2" office:value-type="date" office:date-value="2020-03-22" calcext:value-type="date">
            <text:p>22.03.20</text:p>
          </table:table-cell>
          <table:table-cell table:style-name="ce2" office:value-type="date" office:date-value="2020-03-23" calcext:value-type="date">
            <text:p>23.03.20</text:p>
          </table:table-cell>
          <table:table-cell table:style-name="ce2" office:value-type="date" office:date-value="2020-03-24" calcext:value-type="date">
            <text:p>24.03.20</text:p>
          </table:table-cell>
          <table:table-cell table:style-name="ce2" office:value-type="date" office:date-value="2020-03-25" calcext:value-type="date">
            <text:p>25.03.20</text:p>
          </table:table-cell>
          <table:table-cell table:style-name="ce2" office:value-type="date" office:date-value="2020-03-26" calcext:value-type="date">
            <text:p>26.03.20</text:p>
          </table:table-cell>
          <table:table-cell table:style-name="ce2" office:value-type="date" office:date-value="2020-03-27" calcext:value-type="date">
            <text:p>27.03.20</text:p>
          </table:table-cell>
          <table:table-cell table:style-name="ce2" office:value-type="date" office:date-value="2020-03-28" calcext:value-type="date">
            <text:p>28.03.20</text:p>
          </table:table-cell>
          <table:table-cell table:style-name="ce2" office:value-type="date" office:date-value="2020-03-29" calcext:value-type="date">
            <text:p>29.03.20</text:p>
          </table:table-cell>
          <table:table-cell table:style-name="ce2" office:value-type="date" office:date-value="2020-03-30" calcext:value-type="date">
            <text:p>30.03.20</text:p>
          </table:table-cell>
          <table:table-cell table:style-name="ce2" office:value-type="date" office:date-value="2020-03-31" calcext:value-type="date">
            <text:p>31.03.20</text:p>
          </table:table-cell>
          <table:table-cell table:style-name="ce2" office:value-type="date" office:date-value="2020-04-01" calcext:value-type="date">
            <text:p>01.04.20</text:p>
          </table:table-cell>
          <table:table-cell table:style-name="ce2" office:value-type="date" office:date-value="2020-04-02" calcext:value-type="date">
            <text:p>02.04.20</text:p>
          </table:table-cell>
          <table:table-cell table:style-name="ce2" office:value-type="date" office:date-value="2020-04-03" calcext:value-type="date">
            <text:p>03.04.20</text:p>
          </table:table-cell>
          <table:table-cell table:style-name="ce2" office:value-type="date" office:date-value="2020-04-04" calcext:value-type="date">
            <text:p>04.04.20</text:p>
          </table:table-cell>
          <table:table-cell table:style-name="ce2" office:value-type="date" office:date-value="2020-04-05" calcext:value-type="date">
            <text:p>05.04.20</text:p>
          </table:table-cell>
          <table:table-cell table:style-name="ce2" office:value-type="date" office:date-value="2020-04-06" calcext:value-type="date">
            <text:p>06.04.20</text:p>
          </table:table-cell>
          <table:table-cell table:style-name="ce2" office:value-type="date" office:date-value="2020-04-07" calcext:value-type="date">
            <text:p>07.04.20</text:p>
          </table:table-cell>
          <table:table-cell table:style-name="ce2" office:value-type="date" office:date-value="2020-04-08" calcext:value-type="date">
            <text:p>08.04.20</text:p>
          </table:table-cell>
          <table:table-cell table:style-name="ce2" office:value-type="date" office:date-value="2020-04-09" calcext:value-type="date">
            <text:p>09.04.20</text:p>
          </table:table-cell>
          <table:table-cell table:style-name="ce2" office:value-type="date" office:date-value="2020-04-10" calcext:value-type="date">
            <text:p>10.04.20</text:p>
          </table:table-cell>
          <table:table-cell table:style-name="ce2" office:value-type="date" office:date-value="2020-04-11" calcext:value-type="date">
            <text:p>11.04.20</text:p>
          </table:table-cell>
          <table:table-cell table:style-name="ce2" office:value-type="date" office:date-value="2020-04-12" calcext:value-type="date">
            <text:p>12.04.20</text:p>
          </table:table-cell>
          <table:table-cell table:style-name="ce2" office:value-type="date" office:date-value="2020-04-13" calcext:value-type="date">
            <text:p>13.04.20</text:p>
          </table:table-cell>
          <table:table-cell table:style-name="ce2" office:value-type="date" office:date-value="2020-04-14" calcext:value-type="date">
            <text:p>14.04.20</text:p>
          </table:table-cell>
          <table:table-cell table:style-name="ce2" office:value-type="date" office:date-value="2020-04-15" calcext:value-type="date">
            <text:p>15.04.20</text:p>
          </table:table-cell>
          <table:table-cell table:number-columns-repeated="838"/>
        </table:table-row>
        <table:table-row table:style-name="ro2">
          <table:table-cell office:value-type="string" calcext:value-type="string" table:number-columns-spanned="1" table:number-rows-spanned="18">
            <text:p>Task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4:13:36.758729467</meta:creation-date>
    <dc:date>2019-09-28T14:23:53.847353678</dc:date>
    <meta:editing-duration>PT10M17S</meta:editing-duration>
    <meta:editing-cycles>2</meta:editing-cycles>
    <meta:generator>LibreOffice/6.0.7.3$Linux_X86_64 LibreOffice_project/00m0$Build-3</meta:generator>
    <meta:document-statistic meta:table-count="2" meta:cell-count="387" meta:object-count="0"/>
  </office:meta>
</office:document-meta>
</file>